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bstract for Research Competition</text:p>
      <text:p text:style-name="Standard"/>
      <text:p text:style-name="P1"><text:tab/>Predictive analytic techniques are questioned within the social sciences, as they seek to make predictions without considering the variables' theoretical relevance. This article explores a different conception of predictive analytics, using it to verify or refute developed theories, and applies a new predictive analytic technique to public opinion on police shootings. The technique, known as the Best Subset in Validation algorithm (or BeSiVa), creates a model from data by finding the most capable predictors. BeSiVa randomly divides the data into two sets, a test and a training set in order to make predictive models and test how well the models work. It estimates models using the larger training set, making single variable models using each independent variable in the data. BeSiVa then determines how well each model predicts the dependent variable in the test set. The model that makes the best prediction is saved, and the algorithm repeats the process, adding variables to the most predictive model instead of the single variable models, for as many iteration as desired. Should such a predictive approach choose theoretically supported variables as the most appropriate predictors of a given dependent variable, then the analytics provide additional support for the theory. If BeSiVa chooses other predictors, however, its findings cast doubt on the theory's veracity. Predictive analytic techniques enable a new consideration of theoretical arguments, and enable their refutation or validation without the problems of currently employed statistical tes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njamin Rogers</meta:initial-creator>
    <meta:creation-date>2016-01-29T13:03:46</meta:creation-date>
    <dc:date>2016-02-01T11:28:03</dc:date>
    <dc:creator>Benjamin Rogers</dc:creator>
    <meta:editing-duration>PT17H18M45S</meta:editing-duration>
    <meta:editing-cycles>141</meta:editing-cycles>
    <meta:generator>OpenOffice/4.1.2$Unix OpenOffice.org_project/412m3$Build-9782</meta:generator>
    <meta:document-statistic meta:table-count="0" meta:image-count="0" meta:object-count="0" meta:page-count="1" meta:paragraph-count="2" meta:word-count="239" meta:character-count="1604"/>
  </office:meta>
</office:document-meta>
</file>